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abea4" officeooo:paragraph-rsid="000abea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abea4" officeooo:paragraph-rsid="000abe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506efb" officeooo:paragraph-rsid="00506ef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23507" officeooo:paragraph-rsid="00123507" style:font-name-asian="Droid Sans Fallback1" style:font-size-asian="12pt" style:font-weight-asian="normal" style:font-name-complex="Liberation Mono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506efb" officeooo:paragraph-rsid="00506efb" style:font-name-asian="Droid Sans Fallback1" style:font-size-asian="12pt" style:font-weight-asian="normal" style:font-name-complex="Liberation Mono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officeooo:rsid="000abea4" officeooo:paragraph-rsid="000abea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paragraph-rsid="000abea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rsid="00123507" officeooo:paragraph-rsid="0012350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506efb" officeooo:paragraph-rsid="00506efb" style:font-name-asian="Droid Sans Fallback1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506efb" officeooo:paragraph-rsid="00506efb" style:font-name-asian="Droid Sans Fallback1" style:font-size-asian="12pt" style:font-weight-asian="normal" style:font-name-complex="Liberation Mono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officeooo:rsid="00123507" officeooo:paragraph-rsid="00123507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5" style:family="paragraph" style:parent-style-name="Text_20_body" style:list-style-name="L4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5">
      <style:paragraph-properties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</style:style>
    <style:style style:name="P19" style:family="paragraph" style:parent-style-name="Text_20_body" style:list-style-name="L7">
      <style:paragraph-properties fo:text-align="justify" style:justify-single-word="false"/>
    </style:style>
    <style:style style:name="P2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style:font-name="Liberation Serif" fo:font-size="12pt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23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24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25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56e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style:text-underline-style="solid" style:text-underline-width="auto" style:text-underline-color="font-color" fo:font-weight="bold" officeooo:rsid="002126fb" style:font-size-asian="18pt" style:font-weight-asian="bold" style:font-size-complex="18pt" style:font-weight-complex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Annexe A – Expressions régulières</text:p>
          </table:table-cell>
        </table:table-row>
      </table:table>
      <text:p text:style-name="P6"/>
      <text:p text:style-name="P6"/>
      <text:p text:style-name="P1"><text:span text:style-name="T9">TP disponible sur la page web personnelle d'Alexandre Sedoglavic :</text:span><text:span text:style-name="T10"> </text:span><text:a xlink:type="simple" xlink:href="http://www.lifl.fr/~sedoglav/SHELL/"><text:span text:style-name="T10">www.lifl.fr/~sedoglav/SHELL/</text:span></text:a></text:p>
      <text:p text:style-name="P7"/>
      <text:p text:style-name="P8"/>
      <text:p text:style-name="P11"><text:span text:style-name="T12">Deux spécification des méta-caractères sont couramment utilisées :</text:span> </text:p>
      <text:list xml:id="list8995317632362087235" text:style-name="L2">
        <text:list-item>
          <text:p text:style-name="P20">les <text:span text:style-name="T1">méta-caractères du shell</text:span> pour identifier des noms de fichiers. Ils sont utilisés directement par le shell et aussi par certaines commandes comme find. </text:p>
        </text:list-item>
        <text:list-item>
          <text:p text:style-name="P13">les <text:span text:style-name="T1">méta-caractères plus généraux</text:span> utilisés par la plupart des commandes identifiant des expressions régulières. </text:p>
        </text:list-item>
      </text:list>
      <text:p text:style-name="P4"/>
      <text:p text:style-name="P9">Voir le cours pour les méta-caractères du shell.</text:p>
      <text:p text:style-name="P5"/>
      <text:p text:style-name="P10">En plus des méta-caractères vue en cours, on a </text:p>
      <text:list xml:id="list6419442865462555004" text:style-name="L3">
        <text:list-item>
          <text:p text:style-name="P22"><text:span text:style-name="T10">le caractère </text:span><text:span text:style-name="Source_20_Text"><text:span text:style-name="T11">\</text:span></text:span><text:span text:style-name="T10"> transforme un méta-caractère en littéral ; </text:span></text:p>
        </text:list-item>
        <text:list-item>
          <text:p text:style-name="P22"><text:span text:style-name="T10">le caractère </text:span><text:span text:style-name="Source_20_Text"><text:span text:style-name="T11">.</text:span></text:span><text:span text:style-name="T10"> correspond à n’importe quel caractère ;</text:span></text:p>
        </text:list-item>
        <text:list-item>
          <text:p text:style-name="P22"><text:span text:style-name="T10">le caractère </text:span><text:span text:style-name="Source_20_Text"><text:span text:style-name="T11">^</text:span></text:span><text:span text:style-name="T10"> marque le début d’une chaîne ;</text:span></text:p>
        </text:list-item>
        <text:list-item>
          <text:p text:style-name="P22"><text:span text:style-name="T10">le caractère </text:span><text:span text:style-name="Source_20_Text"><text:span text:style-name="T11">$</text:span></text:span><text:span text:style-name="T10"> marque la fin d’une chaîne ;</text:span></text:p>
        </text:list-item>
        <text:list-item>
          <text:p text:style-name="P14">le caractère <text:span text:style-name="T1">+</text:span> correspond à une ou plusieurs occurrences du caractère précédent. </text:p>
        </text:list-item>
      </text:list>
      <text:p text:style-name="P16"><text:span text:style-name="T10">Ainsi, </text:span><text:span text:style-name="Source_20_Text"><text:span text:style-name="T10">^#!/bin/sh$</text:span></text:span><text:span text:style-name="T10"> correspond uniquement à la chaîne </text:span><text:span text:style-name="Source_20_Text"><text:span text:style-name="T10">#!/bin/sh</text:span></text:span><text:span text:style-name="T10">, </text:span><text:span text:style-name="Source_20_Text"><text:span text:style-name="T10">$</text:span></text:span><text:span text:style-name="T10"> reconnaît une chaîne vide, et</text:span></text:p>
      <text:p text:style-name="P16"><text:span text:style-name="T10">De plus, le caractère </text:span><text:span text:style-name="Source_20_Text"><text:span text:style-name="T10">|</text:span></text:span><text:span text:style-name="T10"> marque l’alternative. Ainsi, </text:span><text:span text:style-name="Source_20_Text"><text:span text:style-name="T10">L[y|i]s</text:span></text:span><text:span text:style-name="T10"> correspond à Lys ou Lis, </text:span><text:span text:style-name="Source_20_Text"><text:span text:style-name="T10">^(De|Sujet|Date):@</text:span></text:span><text:span text:style-name="T10"> correspond à tout ce qui commence par </text:span><text:span text:style-name="Source_20_Text"><text:span text:style-name="T10">De:@</text:span></text:span><text:span text:style-name="T10"> ou </text:span><text:span text:style-name="Source_20_Text"><text:span text:style-name="T10">Sujet:@</text:span></text:span><text:span text:style-name="T10"> ou </text:span><text:span text:style-name="Source_20_Text"><text:span text:style-name="T10">Date:@</text:span></text:span><text:span text:style-name="T10">. </text:span></text:p>
      <text:p text:style-name="P12">L’expression régulière </text:p>
      <text:list xml:id="list2394376075741264595" text:style-name="L4">
        <text:list-item>
          <text:p text:style-name="P21">{<text:span text:style-name="T3">x</text:span>} avec x un nombre correspond à x occurrences du caractère précédent ; </text:p>
        </text:list-item>
        <text:list-item>
          <text:p text:style-name="P21">{<text:span text:style-name="T3">x</text:span>,} correspond à x occurrences et plus du caractère précédent ; </text:p>
        </text:list-item>
        <text:list-item>
          <text:p text:style-name="P15">{<text:span text:style-name="T3">x</text:span>,<text:span text:style-name="T3">y</text:span>} correspond à au minimum x et au maximum y occurrences du caractère précédent. </text:p>
        </text:list-item>
      </text:list>
      <text:p text:style-name="P12">Ainsi, </text:p>
      <text:list xml:id="list5943971944718668841" text:style-name="L5">
        <text:list-item>
          <text:p text:style-name="P23"><text:span text:style-name="Source_20_Text"><text:span text:style-name="T10">a?</text:span></text:span><text:span text:style-name="T10"> correspond à 0 ou 1 a ; </text:span></text:p>
        </text:list-item>
        <text:list-item>
          <text:p text:style-name="P23"><text:span text:style-name="Source_20_Text"><text:span text:style-name="T10">a*</text:span></text:span><text:span text:style-name="T10"> correspond à 0, 1 ou plusieurs a ; </text:span></text:p>
        </text:list-item>
        <text:list-item>
          <text:p text:style-name="P23"><text:span text:style-name="Source_20_Text"><text:span text:style-name="T10">a+</text:span></text:span><text:span text:style-name="T10"> correspond à 1 ou plusieurs a ;</text:span></text:p>
        </text:list-item>
        <text:list-item>
          <text:p text:style-name="P23"><text:span text:style-name="Source_20_Text"><text:span text:style-name="T10">a{2}</text:span></text:span><text:span text:style-name="T10"> correspond à aa ; </text:span></text:p>
        </text:list-item>
        <text:list-item>
          <text:p text:style-name="P17"><text:span text:style-name="Source_20_Text"><text:span text:style-name="T10">a{2,3}</text:span></text:span><text:span text:style-name="T10"> correspond à aa ou aaa. </text:span></text:p>
        </text:list-item>
      </text:list>
      <text:p text:style-name="P12">Les crochets [ ] indique une classe où un intervalle dans une classe. </text:p>
      <text:p text:style-name="P12">Par exemple : </text:p>
      <text:list xml:id="list5829979296687397186" text:style-name="L6">
        <text:list-item>
          <text:p text:style-name="P24"><text:span text:style-name="Source_20_Text"><text:span text:style-name="T10">[a-z]</text:span></text:span><text:span text:style-name="T10"> correspond à les lettres de a à z ; </text:span></text:p>
        </text:list-item>
        <text:list-item>
          <text:p text:style-name="P24"><text:span text:style-name="Source_20_Text"><text:span text:style-name="T10">[Bb]onjour</text:span></text:span><text:span text:style-name="T10"> correspond à Bonjour ou bonjour ; </text:span></text:p>
        </text:list-item>
        <text:list-item>
          <text:p text:style-name="P18"><text:span text:style-name="Source_20_Text"><text:span text:style-name="T10">&lt;h[1-6]&gt;</text:span></text:span><text:span text:style-name="T10"> une balise HTML de titre par exemple. </text:span></text:p>
        </text:list-item>
      </text:list>
      <text:p text:style-name="P12"><text:soft-page-break/>Le tiret dans [ ] represente un intervalle, si on veut l’utiliser comme littéral normal, il faut le mettre après le [ ou avant le ] , [a-z-]. </text:p>
      <text:p text:style-name="P16"><text:span text:style-name="T10">L’expression régulière </text:span><text:span text:style-name="Source_20_Text"><text:span text:style-name="T10">[^...]</text:span></text:span><text:span text:style-name="T10"> au lieu de </text:span><text:span text:style-name="Source_20_Text"><text:span text:style-name="T10">[...]</text:span></text:span><text:span text:style-name="T10"> indique une classe complémentée.</text:span></text:p>
      <text:p text:style-name="P12">Par exemple, </text:p>
      <text:list xml:id="list7167304113653811524" text:style-name="L7">
        <text:list-item>
          <text:p text:style-name="P25"><text:span text:style-name="Source_20_Text"><text:span text:style-name="T10">[^0-9]</text:span></text:span><text:span text:style-name="T10"> correspond à tout ce qui n’est pas des chiffres ; </text:span></text:p>
        </text:list-item>
        <text:list-item>
          <text:p text:style-name="P19"><text:span text:style-name="Source_20_Text"><text:span text:style-name="T10">[^1-6]</text:span></text:span><text:span text:style-name="T10"> correspond à tout sauf les chiffres de 1 à 6. </text:span></text:p>
        </text:list-item>
      </text:list>
      <text:p text:style-name="P16"><text:span text:style-name="T10">Remarquez que lorsque </text:span><text:span text:style-name="Source_20_Text"><text:span text:style-name="T10">^</text:span></text:span><text:span text:style-name="T10"> est entre [ ], sa sémantique est différente et ne signifie pas début de ligne. </text:span></text:p>
      <text:p text:style-name="P12">L’expression régulière ( ) encadre des instructions pour capturer des sous-chaînes.</text:p>
      <text:p text:style-name="P16"><text:span text:style-name="T10">Par exemple, </text:span><text:span text:style-name="Source_20_Text"><text:span text:style-name="T10">( ?ho)+</text:span></text:span><text:span text:style-name="T10"> correspond à ho, ho ho, ho ho ho, hohoho, etc.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0:30:03.955567200</meta:creation-date>
    <dc:date>2015-09-04T18:01:12.048866586</dc:date>
    <meta:editing-duration>P2DT7H55M11S</meta:editing-duration>
    <meta:editing-cycles>60</meta:editing-cycles>
    <meta:generator>LibreOffice/4.2.8.2$Linux_X86_64 LibreOffice_project/420m0$Build-2</meta:generator>
    <meta:document-statistic meta:table-count="1" meta:image-count="0" meta:object-count="0" meta:page-count="2" meta:paragraph-count="37" meta:word-count="412" meta:character-count="2346" meta:non-whitespace-character-count="1963"/>
  </office:meta>
</office:document-meta>
</file>